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000000258CA0C59C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organic-title">
      <style:graphic-properties fo:min-height="3.506cm"/>
    </style:style>
    <style:style style:name="pr2" style:family="presentation" style:parent-style-name="lyt-organic-outline1">
      <style:graphic-properties fo:min-height="11.586cm"/>
    </style:style>
    <style:style style:name="pr3" style:family="presentation" style:parent-style-name="lyt-organic-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center"/>
      <style:text-properties fo:font-size="18pt" style:font-size-asian="18pt" style:font-size-complex="18pt"/>
    </style:style>
    <style:style style:name="P4" style:family="paragraph">
      <style:paragraph-properties fo:text-align="justify"/>
      <style:text-properties fo:font-size="18pt" style:font-size-asian="18pt" style:font-size-complex="18pt"/>
    </style:style>
    <style:style style:name="P5" style:family="paragraph">
      <style:text-properties fo:font-size="18pt" style:font-size-asian="18pt" style:font-size-complex="18pt"/>
    </style:style>
    <style:style style:name="P6" style:family="paragraph">
      <style:paragraph-properties fo:margin-left="0.6cm" fo:margin-right="0cm" fo:text-indent="-0.6cm"/>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32pt" style:text-underline-style="solid" style:text-underline-width="auto" style:text-underline-color="font-color"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3">
        <draw:frame presentation:style-name="pr1" draw:layer="layout" svg:width="24cm" svg:height="3.506cm" svg:x="2cm" svg:y="1.537cm" presentation:class="title">
          <draw:text-box>
            <text:p>Class Petition System</text:p>
          </draw:text-box>
        </draw:frame>
        <draw:frame presentation:style-name="pr2" draw:layer="layout" svg:width="11.223cm" svg:height="11.735cm" svg:x="2.5cm" svg:y="5.514cm" presentation:class="outline" presentation:user-transformed="true">
          <draw:text-box>
            <text:p text:style-name="P1"><text:span text:style-name="T1">Problem Statement</text:span></text:p>
            <text:p text:style-name="P2"><text:span text:style-name="T2">Every year at San Jose State University, students encounter the problem of filled classes. Many times these classes are necessary for their graduation. Many sit in on classes hoping that</text:span><text:span text:style-name="T2"><text:tab/></text:span><text:span text:style-name="T2">they will succeed in being added from the wait list. However, experience has show that many students semester after semester fail to get into those classes, especially if they are trying to retake the course. Luckily there is the option of creating a petition to create a new class. However this is not a simple process.</text:span></text:p>
          </draw:text-box>
        </draw:frame>
        <draw:frame presentation:style-name="pr2" draw:text-style-name="P5" draw:layer="layout" svg:width="11.223cm" svg:height="12.947cm" svg:x="14.285cm" svg:y="5.514cm" presentation:class="outline" presentation:user-transformed="true">
          <draw:text-box>
            <text:p text:style-name="P3"><text:span text:style-name="T3">Objectives</text:span></text:p>
            <text:p text:style-name="P4"><text:span text:style-name="T2">Provide students a simple way to create and sign petitions to get the class they need. While protecting their student ID and name from others who sign the petition.</text:span></text:p>
            <text:p text:style-name="P4"><text:span text:style-name="T2">The system will allow students to simply create a petition for a class they need. Or to sign an already existing petition. When this system has sufficient signatures, it will email the petition to the appropriate department. If possible, when the class is created, the system will attempt to notify those who signed the petition that a class has been created.</text:span></text:p>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organic" xlink:href="Pictures/100000000000032000000258CA0C59C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organic"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1" draw:text-style-name="MP1" draw:layer="backgroundobjects" svg:width="6.523cm" svg:height="1.448cm" svg:x="1.7cm" svg:y="17.931cm" presentation:class="date-time">
        <draw:text-box>
          <text:p text:style-name="MP1"><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Win32 OpenOffice.org_project/401m5$Build-9714</meta:generator>
    <dc:title>White Blue and Lightnings</dc:title>
    <dc:description>Presentation Layout Template</dc:description>
    <meta:creation-date>2014-09-21T15:39:01.61</meta:creation-date>
    <dc:language>en-US</dc:language>
    <meta:editing-cycles>2</meta:editing-cycles>
    <meta:editing-duration>PT7M36S</meta:editing-duration>
    <meta:initial-creator>Oliver Seet</meta:initial-creator>
    <dc:date>2014-09-21T15:46:34.81</dc:date>
    <dc:creator>Oliver Seet</dc:creator>
    <meta:document-statistic meta:object-count="32"/>
    <meta:user-defined meta:name="Info 1"/>
    <meta:user-defined meta:name="Info 2"/>
    <meta:user-defined meta:name="Info 3"/>
    <meta:user-defined meta:name="Info 4"/>
    <meta:template xlink:type="simple" xlink:actuate="onRequest" xlink:title="White Blue and Lightnings" xlink:href="../../../../../../../Program%20Files%20(x86)/OpenOffice%204/share/template/en-US/layout/lyt-organic.otp" meta:date="2014-09-21T15:39:00.78"/>
  </office:meta>
</office:document-meta>
</file>